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svg:stroke-color="#000000" draw:marker-start-width="0.359cm" draw:marker-end-width="0.359cm" draw:fill-color="#ff950e" draw:textarea-horizontal-align="justify" draw:textarea-vertical-align="middle" draw:auto-grow-height="false" fo:min-height="0.644cm" fo:min-width="5.394cm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width="0.106cm" svg:stroke-color="#000000" draw:marker-start-width="0.359cm" draw:marker-end-width="0.359cm" draw:fill-color="#ff950e" draw:textarea-horizontal-align="justify" draw:textarea-vertical-align="middle" draw:auto-grow-height="false" fo:min-height="3.644cm" fo:min-width="2.394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width="0.106cm" svg:stroke-color="#000000" draw:marker-start-width="0.359cm" draw:marker-end-width="0.359cm" draw:fill-color="#ff950e" draw:textarea-horizontal-align="justify" draw:textarea-vertical-align="middle" draw:auto-grow-height="false" fo:min-height="1.644cm" fo:min-width="4.394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106cm" svg:stroke-color="#000000" draw:marker-start-width="0.359cm" draw:marker-end-width="0.359cm" draw:fill-color="#ff950e" draw:opacity="46%" draw:textarea-horizontal-align="justify" draw:textarea-vertical-align="middle" draw:auto-grow-height="false" fo:min-height="3.634cm" fo:min-width="5.39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0.72cm"/>
    </style:style>
    <style:style style:name="gr7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3.644cm" fo:min-width="2.894cm" fo:padding-top="0.178cm" fo:padding-bottom="0.178cm" fo:padding-left="0.303cm" fo:padding-right="0.303cm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000000" draw:textarea-horizontal-align="justify" draw:textarea-vertical-align="middle" draw:auto-grow-height="false" fo:min-height="0.75cm" fo:min-width="3cm" fo:padding-top="0.178cm" fo:padding-bottom="0.178cm" fo:padding-left="0.303cm" fo:padding-right="0.303cm"/>
    </style:style>
    <style:style style:name="gr9" style:family="graphic" style:parent-style-name="standard">
      <style:graphic-properties draw:stroke="none" draw:fill="none" draw:fill-color="#000000" draw:textarea-horizontal-align="justify" draw:textarea-vertical-align="middle" draw:auto-grow-height="false" fo:min-height="0.75cm" fo:min-width="0.5cm"/>
    </style:style>
    <style:style style:name="gr10" style:family="graphic" style:parent-style-name="objectwithoutfill">
      <style:graphic-properties svg:stroke-width="0.106cm" draw:marker-start-width="0.359cm" draw:marker-end="Symmetric_20_Arrow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loext:graphic-properties draw:fill-color="#ff950e"/>
      <style:paragraph-properties fo:text-align="center"/>
      <style:text-properties fo:color="#ffffff"/>
    </style:style>
    <style:style style:name="P2" style:family="paragraph">
      <loext:graphic-properties draw:fill-color="#ff950e" draw:opacity="46%"/>
      <style:paragraph-properties fo:text-align="center"/>
      <style:text-properties fo:color="#ffffff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color="#ffffff"/>
    </style:style>
    <style:style style:name="P7" style:family="paragraph">
      <loext:graphic-properties draw:fill="none" draw:fill-color="#000000"/>
      <style:paragraph-properties fo:text-align="center"/>
      <style:text-properties fo: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1cm" svg:x="6cm" svg:y="2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4cm" svg:x="6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cm" svg:x="6cm" svg:y="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3.99cm" svg:x="6cm" svg:y="1cm"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3.2cm" svg:height="1cm" svg:x="1cm" svg:y="2cm">
          <draw:text-box>
            <text:p><text:span text:style-name="T1">“</text:span><text:span text:style-name="T1">Change</text:span>“</text:p>
          </draw:text-box>
        </draw:frame>
        <draw:frame draw:style-name="gr6" draw:text-style-name="P3" draw:layer="layout" svg:width="3.99cm" svg:height="0.97cm" svg:x="1cm" svg:y="1cm">
          <draw:text-box>
            <text:p>“Hello“</text:p>
          </draw:text-box>
        </draw:frame>
        <draw:frame draw:style-name="gr6" draw:text-style-name="P3" draw:layer="layout" svg:width="3.99cm" svg:height="0.97cm" svg:x="1cm" svg:y="3cm">
          <draw:text-box>
            <text:p>“Foo“</text:p>
          </draw:text-box>
        </draw:frame>
        <draw:frame draw:style-name="gr6" draw:text-style-name="P3" draw:layer="layout" svg:width="3.99cm" svg:height="0.97cm" svg:x="1cm" svg:y="4cm">
          <draw:text-box>
            <text:p>“Bar“</text:p>
          </draw:text-box>
        </draw:frame>
        <draw:custom-shape draw:style-name="gr7" draw:text-style-name="P4" draw:layer="layout" svg:width="3.5cm" svg:height="4cm" svg:x="1cm" svg:y="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3.5cm" svg:height="1cm" svg:x="1cm" svg:y="5cm">
          <text:p text:style-name="P5"><text:span text:style-name="T2">Batch</text:span></text:p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1cm" svg:height="1cm" svg:x="6cm" svg:y="1cm">
            <text:p text:style-name="P5"><text:span text:style-name="T2">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7cm" svg:y="1cm">
            <text:p text:style-name="P5"><text:span text:style-name="T2">E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8cm" svg:y="1cm">
            <text:p text:style-name="P5"><text:span text:style-name="T2">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9cm" svg:y="1cm">
            <text:p text:style-name="P5"><text:span text:style-name="T2">L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0cm" svg:y="1cm">
            <text:p text:style-name="P5"><text:span text:style-name="T2">O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1cm" svg:y="1cm">
            <text:p text:style-name="P5"><text:span text:style-name="T2">-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7" draw:layer="layout" svg:width="1cm" svg:height="1cm" svg:x="6cm" svg:y="2cm">
            <text:p text:style-name="P5"><text:span text:style-name="T2">C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7cm" svg:y="2cm">
            <text:p text:style-name="P5"><text:span text:style-name="T2">H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8cm" svg:y="2cm">
            <text:p text:style-name="P5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9cm" svg:y="2cm">
            <text:p text:style-name="P5"><text:span text:style-name="T2">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0cm" svg:y="2cm">
            <text:p text:style-name="P5"><text:span text:style-name="T2">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1cm" svg:y="2cm">
            <text:p text:style-name="P5"><text:span text:style-name="T2">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7" draw:layer="layout" svg:width="1cm" svg:height="1cm" svg:x="6cm" svg:y="3cm">
            <text:p text:style-name="P5"><text:span text:style-name="T2">F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7cm" svg:y="3cm">
            <text:p text:style-name="P5"><text:span text:style-name="T2">O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8cm" svg:y="3cm">
            <text:p text:style-name="P5"><text:span text:style-name="T2">O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9cm" svg:y="3cm">
            <text:p text:style-name="P5"><text:span text:style-name="T2">-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0cm" svg:y="3cm">
            <text:p text:style-name="P5"><text:span text:style-name="T2">-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1cm" svg:y="3cm">
            <text:p text:style-name="P5"><text:span text:style-name="T2">-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7" draw:layer="layout" svg:width="1cm" svg:height="1cm" svg:x="6cm" svg:y="4cm">
            <text:p text:style-name="P5"><text:span text:style-name="T2">B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7cm" svg:y="4cm">
            <text:p text:style-name="P5"><text:span text:style-name="T2">A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8cm" svg:y="4cm">
            <text:p text:style-name="P5"><text:span text:style-name="T2">R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9cm" svg:y="4cm">
            <text:p text:style-name="P5"><text:span text:style-name="T2">-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0cm" svg:y="4cm">
            <text:p text:style-name="P5"><text:span text:style-name="T2">-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7" draw:layer="layout" svg:width="1cm" svg:height="1cm" svg:x="11cm" svg:y="4cm">
            <text:p text:style-name="P5"><text:span text:style-name="T2">-</text:span></text:p>
            <draw:enhanced-geometry svg:viewBox="0 0 21600 21600" draw:type="rectangle" draw:enhanced-path="M 0 0 L 21600 0 21600 21600 0 21600 0 0 Z N"/>
          </draw:custom-shape>
        </draw:g>
        <draw:line draw:style-name="gr10" draw:text-style-name="P4" draw:layer="layout" svg:x1="4.5cm" svg:y1="3cm" svg:x2="6.1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02:01:40.995758697</meta:creation-date>
    <meta:generator>LibreOffice/6.0.2.1$MacOSX_X86_64 LibreOffice_project/f7f06a8f319e4b62f9bc5095aa112a65d2f3ac89</meta:generator>
    <dc:date>2018-04-03T02:33:28.378471404</dc:date>
    <meta:editing-duration>PT20M5S</meta:editing-duration>
    <meta:editing-cycles>3</meta:editing-cycles>
    <meta:document-statistic meta:object-count="39"/>
  </office:meta>
</office:document-meta>
</file>